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199cm" fo:border="0.05pt solid #000000"/>
    </style:style>
    <style:style style:name="Tabela1.A2" style:family="table-cell">
      <style:table-cell-properties fo:background-color="#cccc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199cm" fo:border-left="0.05pt solid #000000" fo:border-right="none" fo:border-top="none" fo:border-bottom="0.05pt solid #000000"/>
    </style:style>
    <style:style style:name="Tabela1.B3" style:family="table-cell">
      <style:table-cell-properties fo:padding="0.199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199cm" fo:border-left="0.05pt solid #000000" fo:border-right="none" fo:border-top="none" fo:border-bottom="0.05pt solid #000000"/>
    </style:style>
    <style:style style:name="Tabela1.B5" style:family="table-cell">
      <style:table-cell-properties fo:padding="0.199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199cm" fo:border-left="0.05pt solid #000000" fo:border-right="none" fo:border-top="none" fo:border-bottom="0.05pt solid #000000"/>
    </style:style>
    <style:style style:name="Tabela1.B7" style:family="table-cell">
      <style:table-cell-properties fo:padding="0.199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6a43"/>
    </style:style>
    <style:style style:name="P2" style:family="paragraph" style:parent-style-name="Standard">
      <style:text-properties style:font-name="Times New Roman" fo:font-style="italic" fo:font-weight="bold" officeooo:paragraph-rsid="001d1e81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Times New Roman" officeooo:paragraph-rsid="001b6a43"/>
    </style:style>
    <style:style style:name="P4" style:family="paragraph" style:parent-style-name="Standard">
      <style:text-properties style:font-name="Times New Roman" fo:font-size="8pt" fo:font-style="italic" officeooo:paragraph-rsid="001b6a43" style:font-size-asian="8pt" style:font-style-asian="italic" style:font-size-complex="8pt" style:font-style-complex="italic"/>
    </style:style>
    <style:style style:name="P5" style:family="paragraph" style:parent-style-name="Standard" style:list-style-name="wypunktowanie">
      <style:text-properties officeooo:paragraph-rsid="001d1e81"/>
    </style:style>
    <style:style style:name="P6" style:family="paragraph" style:parent-style-name="Standard" style:master-page-name="">
      <loext:graphic-properties draw:fill="none"/>
      <style:paragraph-properties fo:margin-left="1.401cm" fo:margin-right="0cm" fo:margin-top="0cm" fo:margin-bottom="0cm" loext:contextual-spacing="false" fo:line-height="150%" fo:text-align="justify" style:justify-single-word="false" fo:text-indent="-1.401cm" style:auto-text-indent="false" style:page-number="auto" fo:background-color="transparent"/>
    </style:style>
    <style:style style:name="P7" style:family="paragraph" style:parent-style-name="Standard">
      <loext:graphic-properties draw:fill="none"/>
      <style:paragraph-properties fo:margin-left="1.401cm" fo:margin-right="0cm" fo:margin-top="0cm" fo:margin-bottom="0cm" loext:contextual-spacing="false" fo:line-height="150%" fo:text-align="justify" style:justify-single-word="false" fo:text-indent="-1.401cm" style:auto-text-indent="false" fo:background-color="transparent"/>
    </style:style>
    <style:style style:name="P8" style:family="paragraph" style:parent-style-name="Standard">
      <style:paragraph-properties fo:margin-top="0cm" fo:margin-bottom="0.4cm" loext:contextual-spacing="false" fo:line-height="100%"/>
      <style:text-properties officeooo:paragraph-rsid="001b6a43"/>
    </style:style>
    <style:style style:name="P9" style:family="paragraph" style:parent-style-name="Standard">
      <style:paragraph-properties fo:margin-top="0cm" fo:margin-bottom="0.4cm" loext:contextual-spacing="false"/>
      <style:text-properties officeooo:paragraph-rsid="001b6a43"/>
    </style:style>
    <style:style style:name="P10" style:family="paragraph" style:parent-style-name="Standard">
      <style:paragraph-properties fo:margin-top="0cm" fo:margin-bottom="0.4cm" loext:contextual-spacing="false" fo:break-before="column"/>
      <style:text-properties officeooo:paragraph-rsid="001b6a43"/>
    </style:style>
    <style:style style:name="P11" style:family="paragraph" style:parent-style-name="Standard">
      <style:paragraph-properties fo:margin-top="0cm" fo:margin-bottom="0.6cm" loext:contextual-spacing="false"/>
      <style:text-properties style:font-name="Times New Roman" fo:font-weight="bold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1b6a43"/>
    </style:style>
    <style:style style:name="P13" style:family="paragraph" style:parent-style-name="tabela_20_komórki_20_białe" style:list-style-name="wypunktowanie"/>
    <style:style style:name="P14" style:family="paragraph" style:parent-style-name="tabela_20_komórki_20_białe" style:list-style-name="wypunktowanie">
      <style:text-properties officeooo:paragraph-rsid="001d1e81"/>
    </style:style>
    <style:style style:name="P15" style:family="paragraph" style:parent-style-name="tabela_20_komórki_20_białe" style:list-style-name="wypunktowanie">
      <loext:graphic-properties draw:fill="none"/>
      <style:paragraph-properties fo:margin-left="0.6cm" fo:margin-right="0.3cm" fo:text-indent="-0.6cm" style:auto-text-indent="false" fo:background-color="transparent"/>
      <style:text-properties officeooo:paragraph-rsid="001d1e8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officeooo:rsid="001d1e8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166cm" fo:margin-left="0.8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olumny, sekcje i tabele</text:h>
      <text:p text:style-name="P6"><text:span text:style-name="T1">Temat: </text:span>Zadania poezji i role poety. Zinterpretuj i porównaj podane teksty Czesława Miłosza i Ernesta Brylla, uwzględniając wybrane konteksty literackie oraz ukształtowanie artystyczne obu tekstów.</text:p>
      <text:p text:style-name="P7"/>
      <text:section text:style-name="Sect1" text:name="Sekcja1">
        <text:p text:style-name="P9"><text:span text:style-name="T3">Czesław Miłosz (1911-2004)</text:span></text:p>
        <text:p text:style-name="P9"><text:span text:style-name="T2">Który skrzywdziłeś</text:span></text:p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9">Radzi że jeszcze jeden dzień przeżyli,</text:p>
        <text:p text:style-name="P1">Nie bądź bezpieczny. Poeta pamięta</text:p>
        <text:p text:style-name="P1">Możesz go zabić - narodzi się nowy.</text:p>
        <text:p text:style-name="P9">Spisane będą czyny i rozmowy.</text:p>
        <text:p text:style-name="P1">Lepszy dla ciebie byłby świt zimowy</text:p>
        <text:p text:style-name="P9">I sznur i gałąź pod ciężarem zgięta.</text:p>
        <text:p text:style-name="P3"><text:span text:style-name="T4">Washington D.C., 1950 (Światło dzienne, 1953)</text:span></text:p>
        <text:p text:style-name="P10"><text:span text:style-name="T3">Ernest Bryll (ur. 1935)</text:span></text:p>
        <text:p text:style-name="P9"><text:span text:style-name="T2">Ten, który…</text:span></text:p>
        <text:p text:style-name="P12">Ten, który skrzywdził człowieka prostego</text:p>
        <text:p text:style-name="P12">Wynajdzie rymopisów, co wszystko wymażą</text:p>
        <text:p text:style-name="P12">i historyka w dowodach zręcznego</text:p>
        <text:p text:style-name="P12">Który wyrzeźbi dzieje z tak dostojną twarzą</text:p>
        <text:p text:style-name="P12">Jak nigdy w dziejach nie bywało.</text:p>
        <text:p text:style-name="P12">Ten, który zbrodnię czynił - byle wszystko cało</text:p>
        <text:p text:style-name="P12">Znajdzie w ciemności wieków swoją sprawiedliwość</text:p>
        <text:p text:style-name="P8">Chociaż siał burze, słodkie zbierze ziarno.</text:p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9">Pocili się, myśleli - co o nich pisan<text:span text:style-name="T5">o.</text:span></text:p>
        <text:p text:style-name="P1">Takie jest doświadczenie, które zawsze znano</text:p>
        <text:p text:style-name="P9">I zawsze przeciw głupi poeci lecieli.</text:p>
        <text:p text:style-name="P4">Zwierzątko, 1975</text:p>
      </text:section>
      <text:p text:style-name="Standard"/>
      <text:p text:style-name="Standard"/>
      <text:p text:style-name="P11">I. Rozwinięcie tematu (22 pkt)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">Miłosz, Który skrzywdziłeś</text:p>
          </table:table-cell>
          <table:table-cell table:style-name="Tabela1.B1" office:value-type="string">
            <text:p text:style-name="P2">Bryll, Ten, który…</text:p>
          </table:table-cell>
        </table:table-row>
        <table:table-row>
          <table:table-cell table:style-name="Tabela1.A2" table:number-columns-spanned="2" office:value-type="string">
            <text:p text:style-name="szare_20_w_20_tabeli">Kreacja podmiotu lirycznego</text:p>
          </table:table-cell>
          <table:covered-table-cell/>
        </table:table-row>
        <table:table-row>
          <table:table-cell table:style-name="Tabela1.A5" office:value-type="string">
            <text:list xml:id="list3731759101" text:style-name="wypunktowanie">
              <text:list-item>
                <text:p text:style-name="P15">pewny własnej wartości roli poeta;</text:p>
              </text:list-item>
              <text:list-item>
                <text:p text:style-name="P15">obserwator i krytyk piętnujący zło;</text:p>
              </text:list-item>
              <text:list-item>
                <text:p text:style-name="P15">osoba zaangażowana;</text:p>
              </text:list-item>
            </text:list>
          </table:table-cell>
          <table:table-cell table:style-name="Tabela1.B5" office:value-type="string">
            <text:list xml:id="list2640036890" text:style-name="wypunktowanie">
              <text:list-item>
                <text:p text:style-name="P13">racjonalista odrzucający idealizowanie rzeczywistości;</text:p>
              </text:list-item>
              <text:list-item>
                <text:p text:style-name="P14">ironiczny, sarkastyczny krytyk;</text:p>
              </text:list-item>
              <text:list-item>
                <text:p text:style-name="P14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szare_20_w_20_tabeli">Adresat liryczny</text:p>
          </table:table-cell>
          <table:covered-table-cell/>
        </table:table-row>
        <table:table-row>
          <table:table-cell table:style-name="Tabela1.A5" office:value-type="string">
            <text:list xml:id="list103548413799695" text:continue-numbering="true" text:style-name="wypunktowanie">
              <text:list-item>
                <text:p text:style-name="P13">człowiek lekceważący człowieka i normy moralne;</text:p>
              </text:list-item>
              <text:list-item>
                <text:p text:style-name="P13">tyran, zadufany w sobie, pyszny i dumny władca;</text:p>
              </text:list-item>
            </text:list>
          </table:table-cell>
          <table:table-cell table:style-name="Tabela1.B5" office:value-type="string">
            <text:list xml:id="list103548944638254" text:continue-numbering="true" text:style-name="wypunktowanie">
              <text:list-item>
                <text:p text:style-name="P5">retoryczne "my", czyli "wy" - podm. zdystansowany!</text:p>
              </text:list-item>
              <text:list-item>
                <text:p text:style-name="P5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szare_20_w_20_tabeli">Władca i społeczeństwo</text:p>
          </table:table-cell>
          <table:covered-table-cell/>
        </table:table-row>
        <table:table-row>
          <table:table-cell table:style-name="Tabela1.A7" office:value-type="string">
            <text:list xml:id="list103549018564249" text:continue-numbering="true" text:style-name="wypunktowanie">
              <text:list-item>
                <text:p text:style-name="P13">spersonalizowany (2 os. lp.) - wzmocnienie <text:soft-page-break/>groźby;</text:p>
              </text:list-item>
              <text:list-item>
                <text:p text:style-name="P13">strachem podporządkowuje sobie innych;</text:p>
              </text:list-item>
              <text:list-item>
                <text:p text:style-name="P13">poddańczo wychwalany i idealizowany;</text:p>
              </text:list-item>
            </text:list>
          </table:table-cell>
          <table:table-cell table:style-name="Tabela1.B7" office:value-type="string">
            <text:list xml:id="list103548729703343" text:continue-numbering="true" text:style-name="wypunktowanie">
              <text:list-item>
                <text:p text:style-name="P13">uprzedmiotowiony (3 os.) - niedosięgły; <text:soft-page-break/>cyniczny i szyderczy manipulator; gardzi człowiekiem i prawdą;</text:p>
              </text:list-item>
              <text:list-item>
                <text:p text:style-name="P13">żąda poklasku, w praktyce triumfuje; pociąga za sobą ludzi (atrakcyjność zła);</text:p>
              </text:list-item>
            </text:list>
          </table:table-cell>
        </table:table-row>
      </table:table>
      <text:p text:style-name="Standard"/>
      <text:p text:style-name="Standard">Miłosz, Który skrzywdziłeś</text:p>
      <text:p text:style-name="Standard"/>
      <text:p text:style-name="Standard">pewny własnej wartości roli poeta;</text:p>
      <text:p text:style-name="Standard">obserwator i krytyk piętnujący zło;</text:p>
      <text:p text:style-name="Standard">osoba zaangażowana;</text:p>
      <text:p text:style-name="Standard"/>
      <text:p text:style-name="Standard">Adresat liryczny</text:p>
      <text:p text:style-name="Standard">człowiek lekceważący człowieka i normy moralne;</text:p>
      <text:p text:style-name="Standard">tyran, zadufany w sobie, pyszny i dumny władca;</text:p>
      <text:p text:style-name="Standard"/>
      <text:p text:style-name="Standard">Władca i społeczeństwo</text:p>
      <text:p text:style-name="Standard">spersonalizowany (2 os. lp.) - wzmocnienie groźby;</text:p>
      <text:p text:style-name="Standard">strachem podporządkowuje sobie innych;</text:p>
      <text:p text:style-name="Standard">poddańczo wychwalany i idealizowany;</text:p>
      <text:p text:style-name="Standard"/>
      <text:p text:style-name="Standard">Bryll, Ten, który…</text:p>
      <text:p text:style-name="Standard">Kreacja podmiotu lirycznego</text:p>
      <text:p text:style-name="Standard">racjonalista odrzucający idealizowanie rzeczywistości;</text:p>
      <text:p text:style-name="Standard">ironiczny, sarkastyczny krytyk;</text:p>
      <text:p text:style-name="Standard">osoba zachowująca dystans;</text:p>
      <text:p text:style-name="Standard"/>
      <text:p text:style-name="Standard">Adresat liryczny</text:p>
      <text:p text:style-name="Standard">retoryczne "my", czyli "wy" - podm. zdystansowany!</text:p>
      <text:p text:style-name="Standard">ludzie naiwni, wierzący w ideały i sprawiedliwość;</text:p>
      <text:p text:style-name="Standard"/>
      <text:p text:style-name="Standard">Władca i społeczeństwo</text:p>
      <text:p text:style-name="Standard">uprzedmiotowiony (3 os.) - niedosięgły; cyniczny i szyderczy manipulator; gardzi człowiekiem i prawdą;</text:p>
      <text:p text:style-name="Standard">żąda poklasku, w praktyce triumfuje; pociąga za sobą ludzi (atrakcyjność zła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7cm" loext:contextual-spacing="false" fo:text-align="center" style:justify-single-word="false"/>
      <style:text-properties style:font-name="Times New Roman1" fo:font-family="'Times New Roman'" style:font-style-name="Normalny" style:font-family-generic="roman" style:font-pitch="variable" fo:font-size="70%" fo:font-weight="normal" style:font-size-asian="130%" style:font-weight-asian="bold" style:font-size-complex="130%" style:font-weight-complex="normal"/>
    </style:style>
    <style:style style:name="szare_20_w_20_tabeli" style:display-name="szare w tabeli" style:family="paragraph" style:parent-style-name="Standard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abela_20_komórki_20_białe" style:display-name="tabela komórki białe" style:family="paragraph" style:parent-style-name="Standard">
      <style:text-properties style:font-name="Times New Roman" fo:font-family="'Times New Roman'" style:font-family-generic="roman" style:font-pitch="variable" fo:font-size="10.5pt" style:font-size-asian="10.5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ypunktowani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cm" fo:text-indent="-0.79cm" fo:margin-left="0.7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0:08:27.225725291</meta:creation-date>
    <dc:date>2018-10-26T10:35:46.933566564</dc:date>
    <meta:editing-duration>PT1M22S</meta:editing-duration>
    <meta:editing-cycles>2</meta:editing-cycles>
    <meta:generator>LibreOffice/6.0.6.2$Linux_X86_64 LibreOffice_project/00m0$Build-2</meta:generator>
    <meta:document-statistic meta:table-count="1" meta:image-count="0" meta:object-count="0" meta:page-count="2" meta:paragraph-count="78" meta:word-count="436" meta:character-count="3055" meta:non-whitespace-character-count="2712"/>
  </office:meta>
</office:document-meta>
</file>